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EDENIR DE MATOS FREITAS</text:p>
          </table:table-cell>
          <table:table-cell office:value-type="string" table:style-name="ce5">
            <text:p>MELHORADA</text:p>
          </table:table-cell>
          <table:table-cell office:value-type="float" office:value="53984794985" table:style-name="ce5">
            <text:p>53984794985</text:p>
          </table:table-cell>
          <table:table-cell office:value-type="date" office:date-value="2025-06-30T00:00:00" table:style-name="ce6">
            <text:p>30/06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DEZ <text:s/>Nº327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MARIA SOLANGE FERREIRA MORAES</text:p>
          </table:table-cell>
          <table:table-cell office:value-type="string" table:style-name="ce5">
            <text:p>MELHORADA</text:p>
          </table:table-cell>
          <table:table-cell office:value-type="float" office:value="53991560870" table:style-name="ce5">
            <text:p>53991560870</text:p>
          </table:table-cell>
          <table:table-cell office:value-type="date" office:date-value="2025-07-01T00:00:00" table:style-name="ce6">
            <text:p>01/07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RUA EUZEBIO DE QUEIROS Nº60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GILCE ELENA RIBEIRO MATOS</text:p>
          </table:table-cell>
          <table:table-cell office:value-type="string" table:style-name="ce5">
            <text:p>MELHORADA</text:p>
          </table:table-cell>
          <table:table-cell office:value-type="float" office:value="53984449774" table:style-name="ce5">
            <text:p>53984449774</text:p>
          </table:table-cell>
          <table:table-cell office:value-type="date" office:date-value="2025-07-01T00:00:00" table:style-name="ce6">
            <text:p>01/07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RUA MATHEUS GOMES VIANNA <text:s/>Nº704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IANE CAMPELO COSTA</text:p>
          </table:table-cell>
          <table:table-cell office:value-type="string" table:style-name="ce5">
            <text:p>MELHORADA</text:p>
          </table:table-cell>
          <table:table-cell office:value-type="float" office:value="53991619304" table:style-name="ce5">
            <text:p>53991619304</text:p>
          </table:table-cell>
          <table:table-cell office:value-type="date" office:date-value="2025-07-02T00:00:00" table:style-name="ce6">
            <text:p>02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VINTE <text:s/>Nº961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EX DOS SANTOS PEREIRA</text:p>
          </table:table-cell>
          <table:table-cell office:value-type="string" table:style-name="ce5">
            <text:p>MELHORADA</text:p>
          </table:table-cell>
          <table:table-cell office:value-type="float" office:value="53981172797" table:style-name="ce5">
            <text:p>53981172797</text:p>
          </table:table-cell>
          <table:table-cell office:value-type="date" office:date-value="2025-07-02T00:00:00" table:style-name="ce6">
            <text:p>02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SETE <text:s/>VASCO PIRES <text:s/>Nº184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O MACIEL DOS SANTOS</text:p>
          </table:table-cell>
          <table:table-cell office:value-type="string" table:style-name="ce5">
            <text:p>MELHORADA</text:p>
          </table:table-cell>
          <table:table-cell office:value-type="float" office:value="53991740440" table:style-name="ce5">
            <text:p>53991740440</text:p>
          </table:table-cell>
          <table:table-cell office:value-type="date" office:date-value="2025-07-02T00:00:00" table:style-name="ce6">
            <text:p>02/07/25</text:p>
          </table:table-cell>
          <table:table-cell office:value-type="string" table:style-name="ce5">
            <text:p>F314</text:p>
          </table:table-cell>
          <table:table-cell office:value-type="string" table:style-name="ce4">
            <text:p>RUA ESTEIO <text:s/>Nº155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THEUS VALADAO DOS REIS</text:p>
          </table:table-cell>
          <table:table-cell office:value-type="string" table:style-name="ce5">
            <text:p>MELHORADA</text:p>
          </table:table-cell>
          <table:table-cell office:value-type="float" office:value="53984611326" table:style-name="ce5">
            <text:p>53984611326</text:p>
          </table:table-cell>
          <table:table-cell office:value-type="date" office:date-value="2025-07-03T00:00:00" table:style-name="ce6">
            <text:p>03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V DUQUE DE CAXIAS <text:s text:c="3"/>Nº33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BRUNO VALENTE JAIME</text:p>
          </table:table-cell>
          <table:table-cell office:value-type="string" table:style-name="ce5">
            <text:p>MELHORADA</text:p>
          </table:table-cell>
          <table:table-cell office:value-type="float" office:value="53981262624" table:style-name="ce5">
            <text:p>53981262624</text:p>
          </table:table-cell>
          <table:table-cell office:value-type="date" office:date-value="2025-07-03T00:00:00" table:style-name="ce6">
            <text:p>03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ALMIRANTE TAMANDARE <text:s/>Nº34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HRIS DE AGUIAR LACERDA</text:p>
          </table:table-cell>
          <table:table-cell office:value-type="string" table:style-name="ce5">
            <text:p>MELHORADA</text:p>
          </table:table-cell>
          <table:table-cell office:value-type="float" office:value="53999283187" table:style-name="ce5">
            <text:p>53999283187</text:p>
          </table:table-cell>
          <table:table-cell office:value-type="date" office:date-value="2025-07-04T00:00:00" table:style-name="ce6">
            <text:p>04/07/25</text:p>
          </table:table-cell>
          <table:table-cell office:value-type="string" table:style-name="ce5">
            <text:p>F609</text:p>
          </table:table-cell>
          <table:table-cell office:value-type="string" table:style-name="ce4">
            <text:p>AVENIDA DUQUE DE CAXIAS <text:s/>Nº678</text:p>
          </table:table-cell>
          <table:table-cell office:value-type="string" table:style-name="ce9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OISES OLIVEIRA PINHEIRO</text:p>
          </table:table-cell>
          <table:table-cell office:value-type="string" table:style-name="ce5">
            <text:p>MELHORADA</text:p>
          </table:table-cell>
          <table:table-cell office:value-type="float" office:value="53984521057" table:style-name="ce5">
            <text:p>53984521057</text:p>
          </table:table-cell>
          <table:table-cell office:value-type="date" office:date-value="2025-07-04T00:00:00" table:style-name="ce6">
            <text:p>04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JORNALISTA WALDEMAR COUFAL <text:s/>Nº38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SELAINE VAZ MADRUGA</text:p>
          </table:table-cell>
          <table:table-cell office:value-type="string" table:style-name="ce5">
            <text:p>MELHORADA</text:p>
          </table:table-cell>
          <table:table-cell office:value-type="float" office:value="53991083642" table:style-name="ce5">
            <text:p>53991083642</text:p>
          </table:table-cell>
          <table:table-cell office:value-type="date" office:date-value="2025-07-04T00:00:00" table:style-name="ce6">
            <text:p>04/07/25</text:p>
          </table:table-cell>
          <table:table-cell office:value-type="string" table:style-name="ce5">
            <text:p>F322</text:p>
          </table:table-cell>
          <table:table-cell office:value-type="string" table:style-name="ce4">
            <text:p>RUA IM <text:s/>Nº608 <text:s text:c="3"/>LARANJAL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Usuário do Windows</meta:initial-creator>
    <dc:creator>Recepção Coordenação</dc:creator>
    <meta:creation-date>2016-07-13T11:42:24Z</meta:creation-date>
    <dc:date>2025-07-07T17:28:50Z</dc:date>
    <meta:print-date>2024-06-07T20:11:09Z</meta:print-date>
    <meta:editing-cycles>4109</meta:editing-cycles>
    <meta:editing-duration>PT4597053S</meta:editing-duration>
  </office:meta>
</office:document-meta>
</file>